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Primary cmd</text:p>
          </table:table-cell>
          <table:table-cell table:style-name="ce1" office:value-type="string">
            <text:p>Secondary cmd</text:p>
          </table:table-cell>
          <table:table-cell office:value-type="string">
            <text:p>Params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MaxBy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CurrBy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MaxTo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changeCurrTo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health</text:p>
          </table:table-cell>
          <table:table-cell office:value-type="string">
            <text:p>restoreToMax</text:p>
          </table:table-cell>
          <table:table-cell table:number-columns-repeated="2"/>
        </table:table-row>
        <table:table-row table:style-name="ro2">
          <table:table-cell office:value-type="string">
            <text:p>name</text:p>
          </table:table-cell>
          <table:table-cell office:value-type="string">
            <text:p>change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coords</text:p>
          </table:table-cell>
          <table:table-cell office:value-type="string">
            <text:p>setCoords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move</text:p>
          </table:table-cell>
          <table:table-cell office:value-type="string">
            <text:p>setLocalDes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5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Haldenby</meta:initial-creator>
    <meta:creation-date>2012-09-03T13:06:07</meta:creation-date>
    <dc:date>2012-09-03T15:55:33</dc:date>
    <dc:creator>Sam Haldenby</dc:creator>
    <meta:editing-duration>PT02H49M26S</meta:editing-duration>
    <meta:editing-cycles>5</meta:editing-cycles>
    <meta:generator>OpenOffice.org/3.2$Unix OpenOffice.org_project/320m12$Build-9483</meta:generator>
    <meta:document-statistic meta:table-count="3" meta:cell-count="28" meta:object-count="0"/>
  </office:meta>
</office:document-meta>
</file>